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4" style:family="table-column">
      <style:table-column-properties fo:break-before="auto" style:column-width="2.3689in"/>
    </style:style>
    <style:style style:name="co2" style:family="table-column">
      <style:table-column-properties fo:break-before="auto" style:column-width="2.0909in"/>
    </style:style>
    <style:style style:name="co3" style:family="table-column">
      <style:table-column-properties fo:break-before="auto" style:column-width="5.6528in"/>
    </style:style>
    <style:style style:name="co4" style:family="table-column">
      <style:table-column-properties fo:break-before="auto" style:column-width="2.1772in"/>
    </style:style>
    <style:style style:name="co6" style:family="table-column">
      <style:table-column-properties fo:break-before="auto" style:column-width="3.0354in"/>
    </style:style>
    <style:style style:name="co7" style:family="table-column">
      <style:table-column-properties fo:break-before="auto" style:column-width="2.1555in"/>
    </style:style>
    <style:style style:name="co8" style:family="table-column">
      <style:table-column-properties fo:break-before="auto" style:column-width="13.0646in"/>
    </style:style>
    <style:style style:name="co5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9465in"/>
    </style:style>
    <style:style style:name="co10" style:family="table-column">
      <style:table-column-properties fo:break-before="auto" style:column-width="2.2854in"/>
    </style:style>
    <style:style style:name="co11" style:family="table-column">
      <style:table-column-properties fo:break-before="auto" style:column-width="3.5744in"/>
    </style:style>
    <style:style style:name="co12" style:family="table-column">
      <style:table-column-properties fo:break-before="auto" style:column-width="1.7709in"/>
    </style:style>
    <style:style style:name="co13" style:family="table-column">
      <style:table-column-properties fo:break-before="auto" style:column-width="1.6902in"/>
    </style:style>
    <style:style style:name="co14" style:family="table-column">
      <style:table-column-properties fo:break-before="auto" style:column-width="1.9736in"/>
    </style:style>
    <style:style style:name="co15" style:family="table-column">
      <style:table-column-properties fo:break-before="auto" style:column-width="4.7291in"/>
    </style:style>
    <style:style style:name="co42" style:family="table-column">
      <style:table-column-properties fo:break-before="auto" style:column-width="1.9138in"/>
    </style:style>
    <style:style style:name="co17" style:family="table-column">
      <style:table-column-properties fo:break-before="auto" style:column-width="1.8425in"/>
    </style:style>
    <style:style style:name="co18" style:family="table-column">
      <style:table-column-properties fo:break-before="auto" style:column-width="4.4409in"/>
    </style:style>
    <style:style style:name="co43" style:family="table-column">
      <style:table-column-properties fo:break-before="auto" style:column-width="1.6508in"/>
    </style:style>
    <style:style style:name="co20" style:family="table-column">
      <style:table-column-properties fo:break-before="auto" style:column-width="2.1665in"/>
    </style:style>
    <style:style style:name="co21" style:family="table-column">
      <style:table-column-properties fo:break-before="auto" style:column-width="1.6346in"/>
    </style:style>
    <style:style style:name="co22" style:family="table-column">
      <style:table-column-properties fo:break-before="auto" style:column-width="2.1374in"/>
    </style:style>
    <style:style style:name="co23" style:family="table-column">
      <style:table-column-properties fo:break-before="auto" style:column-width="0.7654in"/>
    </style:style>
    <style:style style:name="co24" style:family="table-column">
      <style:table-column-properties fo:break-before="auto" style:column-width="7.7563in"/>
    </style:style>
    <style:style style:name="co25" style:family="table-column">
      <style:table-column-properties fo:break-before="auto" style:column-width="1.6429in"/>
    </style:style>
    <style:style style:name="co26" style:family="table-column">
      <style:table-column-properties fo:break-before="auto" style:column-width="2.0047in"/>
    </style:style>
    <style:style style:name="co27" style:family="table-column">
      <style:table-column-properties fo:break-before="auto" style:column-width="1.8846in"/>
    </style:style>
    <style:style style:name="co28" style:family="table-column">
      <style:table-column-properties fo:break-before="auto" style:column-width="1.3429in"/>
    </style:style>
    <style:style style:name="co29" style:family="table-column">
      <style:table-column-properties fo:break-before="auto" style:column-width="2.8091in"/>
    </style:style>
    <style:style style:name="co30" style:family="table-column">
      <style:table-column-properties fo:break-before="auto" style:column-width="1.961in"/>
    </style:style>
    <style:style style:name="co31" style:family="table-column">
      <style:table-column-properties fo:break-before="auto" style:column-width="2.1299in"/>
    </style:style>
    <style:style style:name="co32" style:family="table-column">
      <style:table-column-properties fo:break-before="auto" style:column-width="1.6909in"/>
    </style:style>
    <style:style style:name="co33" style:family="table-column">
      <style:table-column-properties fo:break-before="auto" style:column-width="4.9398in"/>
    </style:style>
    <style:style style:name="co37" style:family="table-column">
      <style:table-column-properties fo:break-before="auto" style:column-width="1.8508in"/>
    </style:style>
    <style:style style:name="co38" style:family="table-column">
      <style:table-column-properties fo:break-before="auto" style:column-width="1.3319in"/>
    </style:style>
    <style:style style:name="co39" style:family="table-column">
      <style:table-column-properties fo:break-before="auto" style:column-width="2.0346in"/>
    </style:style>
    <style:style style:name="co40" style:family="table-column">
      <style:table-column-properties fo:break-before="auto" style:column-width="1.8366in"/>
    </style:style>
    <style:style style:name="co41" style:family="table-column">
      <style:table-column-properties fo:break-before="auto" style:column-width="1.7783in"/>
    </style:style>
    <style:style style:name="co45" style:family="table-column">
      <style:table-column-properties fo:break-before="auto" style:column-width="1.6752in"/>
    </style:style>
    <style:style style:name="co46" style:family="table-column">
      <style:table-column-properties fo:break-before="auto" style:column-width="1.7311in"/>
    </style:style>
    <style:style style:name="co47" style:family="table-column">
      <style:table-column-properties fo:break-before="auto" style:column-width="4.7709in"/>
    </style:style>
    <style:style style:name="ro1" style:family="table-row">
      <style:table-row-properties style:row-height="0.1673in" fo:break-before="auto" style:use-optimal-row-height="true"/>
    </style:style>
    <style:style style:name="ro2" style:family="table-row">
      <style:table-row-properties style:row-height="0.2201in" fo:break-before="auto" style:use-optimal-row-height="false"/>
    </style:style>
    <style:style style:name="ro3" style:family="table-row">
      <style:table-row-properties style:row-height="0.3016in" fo:break-before="auto" style:use-optimal-row-height="false"/>
    </style:style>
    <style:style style:name="ro4" style:family="table-row">
      <style:table-row-properties style:row-height="0.173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07in" fo:break-before="auto" style:use-optimal-row-height="false"/>
    </style:style>
    <style:style style:name="ro7" style:family="table-row">
      <style:table-row-properties style:row-height="0.1736in" fo:break-before="auto" style:use-optimal-row-height="false"/>
    </style:style>
    <style:style style:name="ta26" style:family="table" style:master-page-name="PageStyle_5f_Model">
      <style:table-properties table:display="true" style:writing-mode="lr-tb"/>
    </style:style>
    <style:style style:name="ta2" style:family="table" style:master-page-name="PageStyle_5f_Global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1_5f_1_5f_Les_20_Vieux">
      <style:table-properties table:display="true" style:writing-mode="lr-tb"/>
    </style:style>
    <style:style style:name="ta5" style:family="table" style:master-page-name="PageStyle_5f_2_5f_1_5f_The_20_Abyss">
      <style:table-properties table:display="true" style:writing-mode="lr-tb"/>
    </style:style>
    <style:style style:name="ta27" style:family="table" style:master-page-name="PageStyle_5f_3_5f_1_5f_Atome">
      <style:table-properties table:display="true" style:writing-mode="lr-tb"/>
    </style:style>
    <style:style style:name="ta28" style:family="table" style:master-page-name="PageStyle_5f_4_5f_1_5f_spray">
      <style:table-properties table:display="true" style:writing-mode="lr-tb"/>
    </style:style>
    <style:style style:name="ta8" style:family="table" style:master-page-name="PageStyle_5f_5_5f_1_5f_Spiral">
      <style:table-properties table:display="true" style:writing-mode="lr-tb"/>
    </style:style>
    <style:style style:name="ta29" style:family="table" style:master-page-name="PageStyle_5f_6_5f_1_5f_Arbre">
      <style:table-properties table:display="true" style:writing-mode="lr-tb"/>
    </style:style>
    <style:style style:name="ta10" style:family="table" style:master-page-name="PageStyle_5f_7_5f_1_5f_Soleil">
      <style:table-properties table:display="true" style:writing-mode="lr-tb"/>
    </style:style>
    <style:style style:name="ta11" style:family="table" style:master-page-name="PageStyle_5f_8_5f_1_5f_Balise">
      <style:table-properties table:display="true" style:writing-mode="lr-tb"/>
    </style:style>
    <style:style style:name="ta12" style:family="table" style:master-page-name="PageStyle_5f_9_5f_1_5f_Mes_20_Amis">
      <style:table-properties table:display="true" style:writing-mode="lr-tb"/>
    </style:style>
    <style:style style:name="ta13" style:family="table" style:master-page-name="PageStyle_5f_10_5f_2_5f_Ligne">
      <style:table-properties table:display="true" style:writing-mode="lr-tb"/>
    </style:style>
    <style:style style:name="ta14" style:family="table" style:master-page-name="PageStyle_5f_11_5f_2_5f_Damier">
      <style:table-properties table:display="true" style:writing-mode="lr-tb"/>
    </style:style>
    <style:style style:name="ta15" style:family="table" style:master-page-name="PageStyle_5f_12_5f_2_5f_Rideau">
      <style:table-properties table:display="true" style:writing-mode="lr-tb"/>
    </style:style>
    <style:style style:name="ta16" style:family="table" style:master-page-name="PageStyle_5f_13_5f_2_5f_Boxolyzer">
      <style:table-properties table:display="true" style:writing-mode="lr-tb"/>
    </style:style>
    <style:style style:name="ta17" style:family="table" style:master-page-name="PageStyle_5f_14_5f_2_5f_Webcam">
      <style:table-properties table:display="true" style:writing-mode="lr-tb"/>
    </style:style>
    <style:style style:name="ta18" style:family="table" style:master-page-name="PageStyle_5f_15_5f_2_5f_Galaxie">
      <style:table-properties table:display="true" style:writing-mode="lr-tb"/>
    </style:style>
    <style:style style:name="ta19" style:family="table" style:master-page-name="PageStyle_5f_16_5f_Escargot">
      <style:table-properties table:display="true" style:writing-mode="lr-tb"/>
    </style:style>
    <style:style style:name="ta21" style:family="table" style:master-page-name="PageStyle_5f_18_5f_3_5f_Lettre">
      <style:table-properties table:display="true" style:writing-mode="lr-tb"/>
    </style:style>
    <style:style style:name="ta22" style:family="table" style:master-page-name="PageStyle_5f_19_5f_3_5f_Clock">
      <style:table-properties table:display="true" style:writing-mode="lr-tb"/>
    </style:style>
    <style:style style:name="ta23" style:family="table" style:master-page-name="PageStyle_5f_20_5f_3_5f_RSS">
      <style:table-properties table:display="true" style:writing-mode="lr-tb"/>
    </style:style>
    <style:style style:name="ta24" style:family="table" style:master-page-name="PageStyle_5f_21_5f_3_5f_Karaoké">
      <style:table-properties table:display="true" style:writing-mode="lr-tb"/>
    </style:style>
    <style:style style:name="ta25" style:family="table" style:master-page-name="PageStyle_5f_5_5f_T_5f_Twiter">
      <style:table-properties table:display="true" style:writing-mode="lr-tb"/>
    </style:style>
    <style:style style:name="ta30" style:family="table" style:master-page-name="PageStyle_5f_17_5f_Hexagon_5f_Amnon_5f_Owed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c5000b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background-color="#ff950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950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ff950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ff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ext-properties fo:color="#dc23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ff0000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ackground-color="#cccc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ackground-color="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ext-properties fo:color="#00ae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ackground-color="transparent"/>
      <style:text-properties fo:color="#00ae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4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ff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Model" table:style-name="ta26" table:print="false">
        <office:forms form:automatic-focus="false" form:apply-design-mode="false"/>
        <table:table-column table:style-name="co44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nam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nam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string">
            <text:p>Number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string">
            <text:p>Number 1 to 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nam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string">
            <text:p>number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Simple description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4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4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4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6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<text:s/>if the setting is 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5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5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4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4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4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4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4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4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4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4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Global" table:style-name="ta2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3" office:value-type="string">
            <text:p>Caméra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C + click left + mouse position</text:p>
          </table:table-cell>
          <table:table-cell office:value-type="string">
            <text:p>Préscène</text:p>
          </table:table-cell>
          <table:table-cell office:value-type="string">
            <text:p>move camera in the P3D world</text:p>
          </table:table-cell>
          <table:table-cell table:number-columns-repeated="1021"/>
        </table:table-row>
        <table:table-row table:style-name="ro4">
          <table:table-cell office:value-type="string">
            <text:p>C + click right <text:s/>+ mouse position</text:p>
          </table:table-cell>
          <table:table-cell office:value-type="string">
            <text:p>Préscène</text:p>
          </table:table-cell>
          <table:table-cell office:value-type="string">
            <text:p>change the orientation of the camera in the P3D world</text:p>
          </table:table-cell>
          <table:table-cell table:number-columns-repeated="1021"/>
        </table:table-row>
        <table:table-row table:style-name="ro4">
          <table:table-cell office:value-type="string">
            <text:p>C + mouseWheel</text:p>
          </table:table-cell>
          <table:table-cell office:value-type="string">
            <text:p>Préscène</text:p>
          </table:table-cell>
          <table:table-cell office:value-type="string">
            <text:p>zoom in , zoom out</text:p>
          </table:table-cell>
          <table:table-cell table:number-columns-repeated="1021"/>
        </table:table-row>
        <table:table-row table:style-name="ro4">
          <table:table-cell office:value-type="string">
            <text:p>C + enter</text:p>
          </table:table-cell>
          <table:table-cell table:style-name="ce8" office:value-type="string">
            <text:p>Préscène</text:p>
          </table:table-cell>
          <table:table-cell office:value-type="string">
            <text:p>Camera back to the origin</text:p>
          </table:table-cell>
          <table:table-cell table:number-columns-repeated="1021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4">
          <table:table-cell table:style-name="ce13" office:value-type="string">
            <text:p>Object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table:style-name="ce8" office:value-type="string">
            <text:p>space touch + mouse position <text:s/>+ action button</text:p>
          </table:table-cell>
          <table:table-cell office:value-type="string">
            <text:p>Préscène</text:p>
          </table:table-cell>
          <table:table-cell table:style-name="ce8" office:value-type="string">
            <text:p>move the internal function of object, it's same for the mouse, tablet or leapmotion</text:p>
          </table:table-cell>
          <table:table-cell table:number-columns-repeated="1021"/>
        </table:table-row>
        <table:table-row table:style-name="ro4">
          <table:table-cell office:value-type="string">
            <text:p>V + click left + mouse position + action button</text:p>
          </table:table-cell>
          <table:table-cell office:value-type="string">
            <text:p>Préscène</text:p>
          </table:table-cell>
          <table:table-cell office:value-type="string">
            <text:p>move object in the P3D world</text:p>
          </table:table-cell>
          <table:table-cell table:number-columns-repeated="1021"/>
        </table:table-row>
        <table:table-row table:style-name="ro4">
          <table:table-cell office:value-type="string">
            <text:p>V + click right <text:s/>+ mouse position <text:s/>+ action button</text:p>
          </table:table-cell>
          <table:table-cell office:value-type="string">
            <text:p>Préscène</text:p>
          </table:table-cell>
          <table:table-cell office:value-type="string">
            <text:p>change the orientation of the object in the P3D world</text:p>
          </table:table-cell>
          <table:table-cell table:number-columns-repeated="1021"/>
        </table:table-row>
        <table:table-row table:style-name="ro4">
          <table:table-cell office:value-type="string">
            <text:p>V + mouseWheel <text:s/>+ action button</text:p>
          </table:table-cell>
          <table:table-cell office:value-type="string">
            <text:p>Préscène</text:p>
          </table:table-cell>
          <table:table-cell office:value-type="string">
            <text:p>move the object on the « z » axis</text:p>
          </table:table-cell>
          <table:table-cell table:number-columns-repeated="1021"/>
        </table:table-row>
        <table:table-row table:style-name="ro4">
          <table:table-cell office:value-type="string">
            <text:p>M + action button</text:p>
          </table:table-cell>
          <table:table-cell office:value-type="string">
            <text:p>Préscène</text:p>
          </table:table-cell>
          <table:table-cell office:value-type="string">
            <text:p>change the state of the boolean motion, use for motion cycle of ebject for exampl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table:style-name="ce13" office:value-type="string">
            <text:p>Ligth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L + mouse position</text:p>
          </table:table-cell>
          <table:table-cell office:value-type="string">
            <text:p>Préscène</text:p>
          </table:table-cell>
          <table:table-cell office:value-type="string">
            <text:p>move the light one</text:p>
          </table:table-cell>
          <table:table-cell table:number-columns-repeated="1021"/>
        </table:table-row>
        <table:table-row table:style-name="ro4">
          <table:table-cell office:value-type="string">
            <text:p>L + mouse position</text:p>
          </table:table-cell>
          <table:table-cell office:value-type="string">
            <text:p>Préscène</text:p>
          </table:table-cell>
          <table:table-cell office:value-type="string">
            <text:p>move the light two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Note : if the both light are On, they move at the opposat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>
            <text:p>Short cut</text:p>
          </table:table-cell>
          <table:table-cell table:style-name="ce14" table:number-columns-repeated="2"/>
          <table:table-cell table:number-columns-repeated="1021"/>
        </table:table-row>
        <table:table-row table:style-name="ro4">
          <table:table-cell table:style-name="ce13" office:value-type="string">
            <text:p>Controleur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Ctrl + s</text:p>
          </table:table-cell>
          <table:table-cell office:value-type="string">
            <text:p>Contrôleur</text:p>
          </table:table-cell>
          <table:table-cell office:value-type="string">
            <text:p>save the settings slider and midi</text:p>
          </table:table-cell>
          <table:table-cell table:number-columns-repeated="1021"/>
        </table:table-row>
        <table:table-row table:style-name="ro4">
          <table:table-cell office:value-type="string">
            <text:p>Ctrl + o </text:p>
          </table:table-cell>
          <table:table-cell office:value-type="string">
            <text:p>Contrôleur</text:p>
          </table:table-cell>
          <table:table-cell office:value-type="string">
            <text:p>load the settings slider and midi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table:style-name="ce13" office:value-type="string">
            <text:p>Préscène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g</text:p>
          </table:table-cell>
          <table:table-cell office:value-type="string">
            <text:p>Préscène</text:p>
          </table:table-cell>
          <table:table-cell office:value-type="string">
            <text:p>display the grip 3D</text:p>
          </table:table-cell>
          <table:table-cell table:number-columns-repeated="1021"/>
        </table:table-row>
        <table:table-row table:style-name="ro4">
          <table:table-cell office:value-type="string">
            <text:p>i</text:p>
          </table:table-cell>
          <table:table-cell office:value-type="string">
            <text:p>Préscène</text:p>
          </table:table-cell>
          <table:table-cell office:value-type="string">
            <text:p>display info Scène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Scène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s </text:p>
          </table:table-cell>
          <table:table-cell office:value-type="string">
            <text:p>Scène</text:p>
          </table:table-cell>
          <table:table-cell office:value-type="string">
            <text:p>save file.png and PDF</text:p>
          </table:table-cell>
          <table:table-cell table:number-columns-repeated="1021"/>
        </table:table-row>
        <table:table-row table:style-name="ro4">
          <table:table-cell table:style-name="ce13" office:value-type="string">
            <text:p>Miroir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768"/>
        </table:table-row>
        <table:table-row table:style-name="ro4">
          <table:table-cell office:value-type="string">
            <text:p>i</text:p>
          </table:table-cell>
          <table:table-cell office:value-type="string">
            <text:p>Miroir</text:p>
          </table:table-cell>
          <table:table-cell office:value-type="string">
            <text:p>display the IP addres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>
            <text:p>BUTTON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table:style-name="ce8" office:value-type="string">
            <text:p>MIDI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lock or unlock the possibility to change the setting by the GUI or the MIDI controler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4">
          <table:table-cell office:value-type="string">
            <text:p>sound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bea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ick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snare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ha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lef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righ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typography</text:p>
          </table:table-cell>
          <table:table-cell office:value-type="string">
            <text:p>Dropdown menu</text:p>
          </table:table-cell>
          <table:table-cell office:value-type="string">
            <text:p>to change the font of the caract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Shader</text:p>
          </table:table-cell>
          <table:table-cell office:value-type="string">
            <text:p>Dropdown menu</text:p>
          </table:table-cell>
          <table:table-cell office:value-type="string">
            <text:p>to change the background for shader picture</text:p>
          </table:table-cell>
          <table:table-cell table:number-columns-repeated="1021"/>
        </table:table-row>
        <table:table-row table:style-name="ro4">
          <table:table-cell office:value-type="string">
            <text:p>Image source</text:p>
          </table:table-cell>
          <table:table-cell office:value-type="string">
            <text:p>Dropdown menu</text:p>
          </table:table-cell>
          <table:table-cell office:value-type="string">
            <text:p>to change the reference image for the object</text:p>
          </table:table-cell>
          <table:table-cell table:number-columns-repeated="1021"/>
        </table:table-row>
        <table:table-row table:style-name="ro4">
          <table:table-cell office:value-type="string">
            <text:p>Text source</text:p>
          </table:table-cell>
          <table:table-cell office:value-type="string">
            <text:p>Dropdown menu</text:p>
          </table:table-cell>
          <table:table-cell office:value-type="string">
            <text:p>to change the text reference for the objec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>
            <text:p>SLIDER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Slider 1</text:p>
          </table:table-cell>
          <table:table-cell office:value-type="string">
            <text:p>yes</text:p>
          </table:table-cell>
          <table:table-cell office:value-type="string">
            <text:p>change hue</text:p>
          </table:table-cell>
          <table:table-cell table:number-columns-repeated="1021"/>
        </table:table-row>
        <table:table-row table:style-name="ro4">
          <table:table-cell office:value-type="string">
            <text:p>Slider 2</text:p>
          </table:table-cell>
          <table:table-cell office:value-type="string">
            <text:p>yes</text:p>
          </table:table-cell>
          <table:table-cell office:value-type="string">
            <text:p>change saturation</text:p>
          </table:table-cell>
          <table:table-cell table:number-columns-repeated="1021"/>
        </table:table-row>
        <table:table-row table:style-name="ro4">
          <table:table-cell office:value-type="string">
            <text:p>Slider 3</text:p>
          </table:table-cell>
          <table:table-cell office:value-type="string">
            <text:p>yes</text:p>
          </table:table-cell>
          <table:table-cell office:value-type="string">
            <text:p>change brightness</text:p>
          </table:table-cell>
          <table:table-cell table:number-columns-repeated="1021"/>
        </table:table-row>
        <table:table-row table:style-name="ro4">
          <table:table-cell office:value-type="string">
            <text:p>Slider 4</text:p>
          </table:table-cell>
          <table:table-cell office:value-type="string">
            <text:p>yes</text:p>
          </table:table-cell>
          <table:table-cell office:value-type="string">
            <text:p>refresh the backgroun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Slider 6</text:p>
          </table:table-cell>
          <table:table-cell office:value-type="string">
            <text:p>yes</text:p>
          </table:table-cell>
          <table:table-cell office:value-type="string">
            <text:p>change the left sound volume</text:p>
          </table:table-cell>
          <table:table-cell table:number-columns-repeated="1021"/>
        </table:table-row>
        <table:table-row table:style-name="ro4">
          <table:table-cell office:value-type="string">
            <text:p>Slider 7</text:p>
          </table:table-cell>
          <table:table-cell office:value-type="string">
            <text:p>yes</text:p>
          </table:table-cell>
          <table:table-cell office:value-type="string">
            <text:p>change the right sound volum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3" office:value-type="string">
            <text:p>MIDI controler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table:style-name="ce8" table:number-columns-repeated="2"/>
          <table:table-cell table:style-name="ce8" office:value-type="string">
            <text:p>select the Midi button on controler, select a slider and turn your midi slider in the same time. If you miss something you can reset by select a button on your midi controler. Sorry the developement is not finish.</text:p>
          </table:table-cell>
          <table:table-cell table:number-columns-repeated="1021"/>
        </table:table-row>
        <table:table-row table:style-name="ro4">
          <table:table-cell office:value-type="string">
            <text:p>slider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button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</table:table>
      <table:table table:name="Shader Background" table:style-name="ta3" table:print="false">
        <office:forms form:automatic-focus="false" form:apply-design-mode="false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row table:style-name="ro6">
          <table:table-cell table:style-name="ce1" office:value-type="string">
            <text:p>object</text:p>
          </table:table-cell>
          <table:table-cell table:style-name="ce1" office:value-type="string">
            <text:p>Shader background</text:p>
          </table:table-cell>
          <table:table-cell table:style-name="ce1"/>
        </table:table-row>
        <table:table-row table:style-name="ro6">
          <table:table-cell table:style-name="ce2" office:value-type="string">
            <text:p>author</text:p>
          </table:table-cell>
          <table:table-cell table:style-name="ce2" office:value-type="string">
            <text:p>n.a.</text:p>
          </table:table-cell>
          <table:table-cell table:style-name="ce2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6">
          <table:table-cell table:style-name="ce2" office:value-type="string">
            <text:p>family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style-name="Default"/>
          <table:table-cell table:style-name="ce4"/>
          <table:table-cell table:style-name="Default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</table:table-row>
        <table:table-row table:style-name="ro6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6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6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6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6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</table:table-row>
        <table:table-row table:style-name="ro6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</table:table-row>
        <table:table-row table:style-name="ro6">
          <table:table-cell table:style-name="ce4" office:value-type="string">
            <text:p>Tempo (not a button)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</table:table-row>
        <table:table-row table:style-name="ro1">
          <table:table-cell table:style-name="Default" table:number-columns-repeated="3"/>
        </table:table-row>
        <table:table-row table:style-name="ro6">
          <table:table-cell table:style-name="ce7" office:value-type="string">
            <text:p>KEYBOARD</text:p>
          </table:table-cell>
          <table:table-cell table:style-name="ce7"/>
          <table:table-cell table:style-name="ce12"/>
        </table:table-row>
        <table:table-row table:style-name="ro6">
          <table:table-cell table:style-name="ce2" office:value-type="string">
            <text:p>Global key</text:p>
          </table:table-cell>
          <table:table-cell table:style-name="ce2"/>
          <table:table-cell table:style-name="ce11"/>
        </table:table-row>
        <table:table-row table:style-name="ro6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</table:table-row>
        <table:table-row table:style-name="ro6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</table:table-row>
        <table:table-row table:style-name="ro1">
          <table:table-cell table:number-columns-repeated="3"/>
        </table:table-row>
        <table:table-row table:style-name="ro6">
          <table:table-cell office:value-type="string">
            <text:p>C + number</text:p>
          </table:table-cell>
          <table:table-cell office:value-type="string">
            <text:p>no</text:p>
          </table:table-cell>
          <table:table-cell office:value-type="string">
            <text:p>Re-init the camera</text:p>
          </table:table-cell>
        </table:table-row>
        <table:table-row table:style-name="ro6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</table:table-row>
        <table:table-row table:style-name="ro6">
          <table:table-cell office:value-type="string">
            <text:p>C <text:s/>+ click right</text:p>
          </table:table-cell>
          <table:table-cell office:value-type="string">
            <text:p>no</text:p>
          </table:table-cell>
          <table:table-cell office:value-type="string">
            <text:p>move camera</text:p>
          </table:table-cell>
        </table:table-row>
        <table:table-row table:style-name="ro6">
          <table:table-cell office:value-type="string">
            <text:p>C <text:s/>+ click left</text:p>
          </table:table-cell>
          <table:table-cell office:value-type="string">
            <text:p>no</text:p>
          </table:table-cell>
          <table:table-cell office:value-type="string">
            <text:p>move camera</text:p>
          </table:table-cell>
        </table:table-row>
        <table:table-row table:style-name="ro6">
          <table:table-cell office:value-type="string">
            <text:p>C <text:s/>+ whell</text:p>
          </table:table-cell>
          <table:table-cell office:value-type="string">
            <text:p>no</text:p>
          </table:table-cell>
          <table:table-cell office:value-type="string">
            <text:p>move camera</text:p>
          </table:table-cell>
        </table:table-row>
        <table:table-row table:style-name="ro1">
          <table:table-cell table:number-columns-repeated="3"/>
        </table:table-row>
        <table:table-row table:style-name="ro6">
          <table:table-cell office:value-type="string">
            <text:p>V + number + action button</text:p>
          </table:table-cell>
          <table:table-cell office:value-type="string">
            <text:p>no</text:p>
          </table:table-cell>
          <table:table-cell office:value-type="string">
            <text:p>Re-init the position and the orientation of the object</text:p>
          </table:table-cell>
        </table:table-row>
        <table:table-row table:style-name="ro6">
          <table:table-cell office:value-type="string">
            <text:p>V <text:s/>+ click right + action button</text:p>
          </table:table-cell>
          <table:table-cell office:value-type="string">
            <text:p>no</text:p>
          </table:table-cell>
          <table:table-cell office:value-type="string">
            <text:p>move object selected with action button</text:p>
          </table:table-cell>
        </table:table-row>
        <table:table-row table:style-name="ro6">
          <table:table-cell office:value-type="string">
            <text:p>V <text:s/>+ click left + action button</text:p>
          </table:table-cell>
          <table:table-cell office:value-type="string">
            <text:p>no</text:p>
          </table:table-cell>
          <table:table-cell office:value-type="string">
            <text:p>move object selected with action button</text:p>
          </table:table-cell>
        </table:table-row>
        <table:table-row table:style-name="ro6">
          <table:table-cell office:value-type="string">
            <text:p>V <text:s/>+ wheel + action button</text:p>
          </table:table-cell>
          <table:table-cell office:value-type="string">
            <text:p>no</text:p>
          </table:table-cell>
          <table:table-cell office:value-type="string">
            <text:p>move object selected with action button</text:p>
          </table:table-cell>
        </table:table-row>
        <table:table-row table:style-name="ro1">
          <table:table-cell table:style-name="ce4" table:number-columns-repeated="3"/>
        </table:table-row>
        <table:table-row table:style-name="ro6">
          <table:table-cell table:style-name="ce15" office:value-type="string">
            <text:p>space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move the cursor</text:p>
          </table:table-cell>
        </table:table-row>
        <table:table-row table:style-name="ro6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</table:table-row>
        <table:table-row table:style-name="ro6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</table:table-row>
        <table:table-row table:style-name="ro6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</table:table-row>
        <table:table-row table:style-name="ro1">
          <table:table-cell table:style-name="ce8" table:number-columns-repeated="3"/>
        </table:table-row>
        <table:table-row table:style-name="ro6">
          <table:table-cell table:style-name="ce2" office:value-type="string">
            <text:p>Specific key</text:p>
          </table:table-cell>
          <table:table-cell table:style-name="ce11" table:number-columns-repeated="2"/>
        </table:table-row>
        <table:table-row table:style-name="ro6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</table:table-row>
        <table:table-row table:style-name="ro6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</table:table-row>
        <table:table-row table:style-name="ro6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/>
          <table:table-cell table:number-columns-repeated="2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 table:number-rows-repeated="2">
          <table:table-cell table:style-name="Default" table:number-columns-repeated="3"/>
        </table:table-row>
        <table:table-row table:style-name="ro6">
          <table:table-cell table:style-name="ce2" office:value-type="string">
            <text:p>tablet graphic</text:p>
          </table:table-cell>
          <table:table-cell table:style-name="ce2" table:number-columns-repeated="2"/>
        </table:table-row>
        <table:table-row table:style-name="ro6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</table:table-row>
        <table:table-row table:style-name="ro6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</table:table-row>
        <table:table-row table:style-name="ro6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</table:table>
      <table:table table:name="1_1_Les Vieux" table:style-name="ta4" table:print="false">
        <office:forms form:automatic-focus="false" form:apply-design-mode="false"/>
        <table:table-column table:style-name="co12" table:default-cell-style-name="ce5"/>
        <table:table-column table:style-name="co7" table:default-cell-style-name="ce5"/>
        <table:table-column table:style-name="co8" table:default-cell-style-name="ce5"/>
        <table:table-column table:style-name="co4" table:default-cell-style-name="Default"/>
        <table:table-row table:style-name="ro4">
          <table:table-cell table:style-name="ce1" office:value-type="string">
            <text:p>object</text:p>
          </table:table-cell>
          <table:table-cell table:style-name="ce1" office:value-type="string">
            <text:p>Les Vieux</text:p>
          </table:table-cell>
          <table:table-cell table:style-name="ce1"/>
          <table:table-cell table:style-name="ce17" office:value-type="string">
            <text:p>ID</text:p>
          </table:table-cell>
        </table:table-row>
        <table:table-row table:style-name="ro4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2.2">
            <text:p>2.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Description</text:p>
          </table:table-cell>
          <table:table-cell table:style-name="ce2" office:value-type="string">
            <text:p>The Old Things not dead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4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4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4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4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4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4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4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4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riangle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ourb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4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4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4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4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4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4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4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4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4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  <table:table-cell/>
        </table:table-row>
        <table:table-row table:style-name="ro4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4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4">
          <table:table-cell table:style-name="ce4" office:value-type="string">
            <text:p>canvas X</text:p>
          </table:table-cell>
          <table:table-cell table:style-name="ce4" office:value-type="string">
            <text:p>Yes / mode 1</text:p>
          </table:table-cell>
          <table:table-cell table:style-name="ce4" office:value-type="string">
            <text:p>change the width and the height of the object</text:p>
          </table:table-cell>
          <table:table-cell/>
        </table:table-row>
        <table:table-row table:style-name="ro4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4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4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4">
          <table:table-cell table:style-name="ce4"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peed of the move</text:p>
          </table:table-cell>
          <table:table-cell/>
        </table:table-row>
        <table:table-row table:style-name="ro4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amplitude</text:p>
          </table:table-cell>
          <table:table-cell table:style-name="ce4" office:value-type="string">
            <text:p>Yes / mode 2</text:p>
          </table:table-cell>
          <table:table-cell table:style-name="ce4" office:value-type="string">
            <text:p>change the shape of the Courbe</text:p>
          </table:table-cell>
          <table:table-cell/>
        </table:table-row>
        <table:table-row table:style-name="ro4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4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4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4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4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4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4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4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4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4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4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4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4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_1_The Abyss" table:style-name="ta5" table:print="false">
        <office:forms form:automatic-focus="false" form:apply-design-mode="false"/>
        <table:table-column table:style-name="co13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The Abbys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Andreas Gysin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2.1">
            <text:p>2.1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All creatures from the Abbyss on your display. Project lead by Abdres Gysin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Fish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ubus</text:p>
          </table:table-cell>
          <table:table-cell/>
        </table:table-row>
        <table:table-row table:style-name="ro1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Floater</text:p>
          </table:table-cell>
          <table:table-cell/>
        </table:table-row>
        <table:table-row table:style-name="ro1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adio</text:p>
          </table:table-cell>
          <table:table-cell/>
        </table:table-row>
        <table:table-row table:style-name="ro1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Worm</text:p>
          </table:table-cell>
          <table:table-cell/>
        </table:table-row>
        <table:table-row table:style-name="ro1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ea Fly</text:p>
          </table:table-cell>
          <table:table-cell/>
        </table:table-row>
        <table:table-row table:style-name="ro1">
          <table:table-cell table:style-name="ce4" office:value-type="string">
            <text:p>Mode 7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reather</text:p>
          </table:table-cell>
          <table:table-cell/>
        </table:table-row>
        <table:table-row table:style-name="ro1">
          <table:table-cell table:style-name="ce4" office:value-type="string">
            <text:p>Mode 8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pider</text:p>
          </table:table-cell>
          <table:table-cell/>
        </table:table-row>
        <table:table-row table:style-name="ro1">
          <table:table-cell table:style-name="ce4" office:value-type="string">
            <text:p>Mode 9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nta</text:p>
          </table:table-cell>
          <table:table-cell/>
        </table:table-row>
        <table:table-row table:style-name="ro1">
          <table:table-cell table:style-name="ce4" office:value-type="string">
            <text:p>Mode 10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Father</text:p>
          </table:table-cell>
          <table:table-cell/>
        </table:table-row>
        <table:table-row table:style-name="ro1">
          <table:table-cell table:style-name="ce4" office:value-type="string">
            <text:p>Mode 1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uper Nova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4" office:value-type="string">
            <text:p>Delet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4" office:value-type="string">
            <text:p>Back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5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5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3_1_Atome" table:style-name="ta27" table:print="false">
        <office:forms form:automatic-focus="false" form:apply-design-mode="false"/>
        <table:table-column table:style-name="co14" table:default-cell-style-name="ce4"/>
        <table:table-column table:style-name="co7" table:default-cell-style-name="ce4"/>
        <table:table-column table:style-name="co15" table:default-cell-style-name="ce4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Default" office:value-type="string">
            <text:p>Objet</text:p>
          </table:table-cell>
          <table:table-cell table:style-name="Default" office:value-type="string">
            <text:p>Atome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Atome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3">
            <text:p>3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Light simulation of atomic system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 table:number-columns-repeated="1021"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 table:number-columns-repeated="1021"/>
        </table:table-row>
        <table:table-row table:style-name="ro1">
          <table:table-cell office:value-type="string">
            <text:p>typography</text:p>
          </table:table-cell>
          <table:table-cell office:value-type="string">
            <text:p>yes</text:p>
          </table:table-cell>
          <table:table-cell office:value-type="string">
            <text:p>change the font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change the size of atom by family</text:p>
          </table:table-cell>
          <table:table-cell table:number-columns-repeated="1021"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Tempo (not a button)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nucleus and electronic belt</text:p>
          </table:table-cell>
          <table:table-cell table:number-columns-repeated="1021"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nucleus and electrocnic cloud</text:p>
          </table:table-cell>
          <table:table-cell table:number-columns-repeated="1021"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Display atom like text from the dropdown - use title of your text </text:p>
          </table:table-cell>
          <table:table-cell table:number-columns-repeated="1021"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info text of the atom (name and electronic info )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 table:number-columns-repeated="1021"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 table:number-columns-repeated="1021"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 table:number-columns-repeated="1021"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 <text:s/>1</text:p>
          </table:table-cell>
          <table:table-cell office:value-type="string">
            <text:p>change the thickness of atomic belt</text:p>
          </table:table-cell>
          <table:table-cell table:number-columns-repeated="1021"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1-2 </text:p>
          </table:table-cell>
          <table:table-cell office:value-type="string">
            <text:p>change the size of the nucleus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e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 table:number-columns-repeated="1021"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width of the world of the object</text:p>
          </table:table-cell>
          <table:table-cell table:number-columns-repeated="1021"/>
        </table:table-row>
        <table:table-row table:style-name="ro1">
          <table:table-cell office:value-type="string">
            <text:p>Canvas Y</text:p>
          </table:table-cell>
          <table:table-cell office:value-type="string">
            <text:p>yes</text:p>
          </table:table-cell>
          <table:table-cell office:value-type="string">
            <text:p>change the height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 table:number-columns-repeated="1021"/>
        </table:table-row>
        <table:table-row table:style-name="ro6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change the quantity of atoms production, when you click or when you clear the list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yes</text:p>
          </table:table-cell>
          <table:table-cell office:value-type="string">
            <text:p>change the direction 0-360 degre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mplitud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Family </text:p>
          </table:table-cell>
          <table:table-cell office:value-type="string">
            <text:p>yes</text:p>
          </table:table-cell>
          <table:table-cell office:value-type="string">
            <text:p>range of atomic creation between from 1 to 118 – one is the first atom : hydrogen and 118 is last atom knew in 2006 : Ununoctium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 table:number-columns-repeated="1021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 table:number-columns-repeated="1021"/>
        </table:table-row>
        <table:table-row table:style-name="ro6">
          <table:table-cell office:value-type="string">
            <text:p>Delete</text:p>
          </table:table-cell>
          <table:table-cell office:value-type="string">
            <text:p>yes</text:p>
          </table:table-cell>
          <table:table-cell office:value-type="string">
            <text:p>remove all tha atom and spaw new ones</text:p>
          </table:table-cell>
          <table:table-cell table:number-columns-repeated="1021"/>
        </table:table-row>
        <table:table-row table:style-name="ro6">
          <table:table-cell office:value-type="string">
            <text:p>Backspace</text:p>
          </table:table-cell>
          <table:table-cell office:value-type="string">
            <text:p>yes </text:p>
          </table:table-cell>
          <table:table-cell office:value-type="string">
            <text:p>remove all tha atom and spaw new ones if the setting is ON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4" table:number-columns-repeated="1021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 table:number-columns-repeated="1021"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 table:number-columns-repeated="1021"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stop the move of the atoms</text:p>
          </table:table-cell>
          <table:table-cell table:number-columns-repeated="1021"/>
        </table:table-row>
        <table:table-row table:style-name="ro1">
          <table:table-cell office:value-type="string">
            <text:p>N + action + click left</text:p>
          </table:table-cell>
          <table:table-cell office:value-type="string">
            <text:p>yes</text:p>
          </table:table-cell>
          <table:table-cell office:value-type="string">
            <text:p>add atom</text:p>
          </table:table-cell>
          <table:table-cell table:number-columns-repeated="1021"/>
        </table:table-row>
        <table:table-row table:style-name="ro1">
          <table:table-cell office:value-type="string">
            <text:p>N + action</text:p>
          </table:table-cell>
          <table:table-cell/>
          <table:table-cell office:value-type="string">
            <text:p>change the beat range reactivity for atome siz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 table:number-columns-repeated="1021"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automatic motion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use to open file and load SVG patter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r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size proportion, generally use with pictur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</table:table>
      <table:table table:name="4_1_spray" table:style-name="ta28" table:print="false">
        <office:forms form:automatic-focus="false" form:apply-design-mode="false"/>
        <table:table-column table:style-name="co42" table:default-cell-style-name="ce4"/>
        <table:table-column table:style-name="co42" table:default-cell-style-name="ce5"/>
        <table:table-column table:style-name="co15" table:default-cell-style-name="ce5"/>
        <table:table-column table:style-name="co4" table:default-cell-style-name="Default"/>
        <table:table-row table:style-name="ro4">
          <table:table-cell table:style-name="ce1" office:value-type="string">
            <text:p>object</text:p>
          </table:table-cell>
          <table:table-cell table:style-name="ce1" office:value-type="string">
            <text:p>Stars Spray</text:p>
          </table:table-cell>
          <table:table-cell table:style-name="ce1"/>
          <table:table-cell/>
        </table:table-row>
        <table:table-row table:style-name="ro4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4">
            <text:p>4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2" office:value-type="float" office:value="1.1">
            <text:p>1.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Description</text:p>
          </table:table-cell>
          <table:table-cell table:style-name="ce2" office:value-type="string">
            <text:p>Spray Stars or just paint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4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4">
          <table:table-cell office:value-type="string">
            <text:p>sound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4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4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Sound beat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kick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snare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hat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4">
          <table:table-cell table:style-name="ce5"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4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tars spray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aint spray</text:p>
          </table:table-cell>
          <table:table-cell/>
        </table:table-row>
        <table:table-row table:style-name="ro1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Hue fill</text:p>
          </table:table-cell>
          <table:table-cell table:style-name="ce4" office:value-type="string">
            <text:p>Yes / 1 special</text:p>
          </table:table-cell>
          <table:table-cell table:style-name="ce4" office:value-type="string">
            <text:p>inside change hue – for the Stars Spray change the hue just a the creation of the star</text:p>
          </table:table-cell>
          <table:table-cell/>
        </table:table-row>
        <table:table-row table:style-name="ro4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4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4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4">
          <table:table-cell table:style-name="ce5"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4">
          <table:table-cell table:style-name="ce5"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4">
          <table:table-cell table:style-name="ce5"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4">
          <table:table-cell table:style-name="ce5"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4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4">
          <table:table-cell office:value-type="string">
            <text:p>Width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Diam minimum of the star at the production</text:p>
          </table:table-cell>
          <table:table-cell/>
        </table:table-row>
        <table:table-row table:style-name="ro4">
          <table:table-cell office:value-type="string">
            <text:p>Height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Diam max of the star at the production</text:p>
          </table:table-cell>
          <table:table-cell/>
        </table:table-row>
        <table:table-row table:style-name="ro4">
          <table:table-cell table:style-name="ce5"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4">
          <table:table-cell office:value-type="string">
            <text:p>Canvas X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Change minimum branches of the star at the production</text:p>
          </table:table-cell>
          <table:table-cell/>
        </table:table-row>
        <table:table-row table:style-name="ro4">
          <table:table-cell office:value-type="string">
            <text:p>Canvas Y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Change maximum branches of the star at the production</text:p>
          </table:table-cell>
          <table:table-cell/>
        </table:table-row>
        <table:table-row table:style-name="ro4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4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quantity of points production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4">
          <table:table-cell office:value-type="string">
            <text:p>Speed</text:p>
          </table:table-cell>
          <table:table-cell table:style-name="ce4" office:value-type="string">
            <text:p>Yes 2 </text:p>
          </table:table-cell>
          <table:table-cell table:style-name="ce4" office:value-type="string">
            <text:p>speed of diffusion on the canvas</text:p>
          </table:table-cell>
          <table:table-cell/>
        </table:table-row>
        <table:table-row table:style-name="ro4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table:style-name="ce4" office:value-type="string">
            <text:p>Yes 1 (stars)</text:p>
          </table:table-cell>
          <table:table-cell table:style-name="ce4" office:value-type="string">
            <text:p>change the direction of the branches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table:style-name="ce4" office:value-type="string">
            <text:p>Yes 2 (paint)</text:p>
          </table:table-cell>
          <table:table-cell table:style-name="ce4" office:value-type="string">
            <text:p>change the angle of produc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drying time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4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4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4">
          <table:table-cell office:value-type="string">
            <text:p>Delet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all the particule for all object</text:p>
          </table:table-cell>
          <table:table-cell/>
        </table:table-row>
        <table:table-row table:style-name="ro4">
          <table:table-cell office:value-type="string">
            <text:p>Back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4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4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4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4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4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4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4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4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4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4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4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table:style-name="ce4" office:value-type="string">
            <text:p>Yes / 2</text:p>
          </table:table-cell>
          <table:table-cell table:style-name="ce4" office:value-type="string">
            <text:p>like street Spray</text:p>
          </table:table-cell>
          <table:table-cell/>
        </table:table-row>
        <table:table-row table:style-name="ro1">
          <table:table-cell office:value-type="string">
            <text:p>Orientation &amp; spaceTopuch</text:p>
          </table:table-cell>
          <table:table-cell table:style-name="ce4" office:value-type="string">
            <text:p>Yes / 2</text:p>
          </table:table-cell>
          <table:table-cell table:style-name="ce4" office:value-type="string">
            <text:p>like street Spray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5_1_Spiral" table:style-name="ta8" table:print="false">
        <table:table-column table:style-name="co17" table:default-cell-style-name="ce4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piral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5">
            <text:p>5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Nothing to say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object in the spiral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object in the spirale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/ 3 </text:p>
          </table:table-cell>
          <table:table-cell table:style-name="ce4" office:value-type="string">
            <text:p>change the depth of the object in the spirale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objects in the spiral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nothing to say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spiral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6_1_Arbre" table:style-name="ta29" table:print="false">
        <office:forms form:automatic-focus="false" form:apply-design-mode="false"/>
        <table:table-column table:style-name="co43" table:default-cell-style-name="ce4"/>
        <table:table-column table:style-name="co7" table:default-cell-style-name="ce4"/>
        <table:table-column table:style-name="co18" table:default-cell-style-name="ce4"/>
        <table:table-column table:style-name="co4" table:default-cell-style-name="Default"/>
        <table:table-row table:style-name="ro1">
          <table:table-cell table:style-name="Default" office:value-type="string">
            <text:p>Objet</text:p>
          </table:table-cell>
          <table:table-cell table:style-name="Default" office:value-type="string">
            <text:p>Arbre</text:p>
          </table:table-cell>
          <table:table-cell table:style-name="ce17" office:value-type="string">
            <text:p>ID</text:p>
          </table:table-cell>
          <table:table-cell/>
        </table:table-row>
        <table:table-row table:style-name="ro1">
          <table:table-cell table:style-name="Default" office:value-type="string">
            <text:p>author</text:p>
          </table:table-cell>
          <table:table-cell table:style-name="Default" office:value-type="string">
            <text:p>Stanislas Marçais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Arbr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6">
            <text:p>6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Recursive shape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lin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disc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line and disc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yes</text:p>
          </table:table-cell>
          <table:table-cell office:value-type="string">
            <text:p>line and rectagne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yes</text:p>
          </table:table-cell>
          <table:table-cell office:value-type="string">
            <text:p>box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2 / 3 / 4 / 5 / 6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4 / 5 / 6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Yes 6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quantity of recurs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yes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 </text:p>
          </table:table-cell>
          <table:table-cell office:value-type="string">
            <text:p>distance between the shape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Yes 2 / 4 / 6</text:p>
          </table:table-cell>
          <table:table-cell office:value-type="string">
            <text:p>Change the shape alignement on the axis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5" office:value-type="string">
            <text:p>r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5"/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Yes 2 / 4 / 6</text:p>
          </table:table-cell>
          <table:table-cell office:value-type="string">
            <text:p>move the shape on the Z axis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7_1_Soleil" table:style-name="ta10" table:print="false">
        <table:table-column table:style-name="co20" table:default-cell-style-name="ce4"/>
        <table:table-column table:style-name="co7" table:default-cell-style-name="ce4"/>
        <table:table-column table:style-name="co18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oleil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7">
            <text:p>7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Variation around the sun Beam watch out, it's dangerous for your ey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5" office:value-type="string">
            <text:p>sou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noise beam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noise beam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change the speed rota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hue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beam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move beam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Beam Lie 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Noisy Beam Lie 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5" office:value-type="string">
            <text:p>He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</text:p>
          </table:table-cell>
          <table:table-cell/>
        </table:table-row>
        <table:table-row table:style-name="ro1">
          <table:table-cell table:style-name="ce5" office:value-type="string">
            <text:p>Wid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change the quantity of the beams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Change the spped of the rota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yes</text:p>
          </table:table-cell>
          <table:table-cell office:value-type="string">
            <text:p>change the opening angle to give freedom for the beam. Zero is jail, 100 is wild !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 / 4</text:p>
          </table:table-cell>
          <table:table-cell office:value-type="string">
            <text:p>add jitting to the extremity of the beam.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ace + mouse</text:p>
          </table:table-cell>
          <table:table-cell office:value-type="string">
            <text:p>yes</text:p>
          </table:table-cell>
          <table:table-cell office:value-type="string">
            <text:p>change the lattice revolution, when the mouse at the center of the window the radius is null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start revolution around the lattice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8_1_Balise" table:style-name="ta11" table:print="false">
        <table:table-column table:style-name="co21" table:default-cell-style-name="ce4"/>
        <table:table-column table:style-name="co7" table:default-cell-style-name="ce4"/>
        <table:table-column table:style-name="co18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Balis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8">
            <text:p>8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2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Lighthouses and beacons who react to the sound for your pleasure !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change the size X of the shape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change the size Y of the shape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change the speed rota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P3D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P3D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Yes / 3 / 4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 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speed rota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yes</text:p>
          </table:table-cell>
          <table:table-cell office:value-type="string">
            <text:p>change the size xyz of the shape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>
            <text:p>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table:style-name="ce5" office:value-type="string">
            <text:p>m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9_1_Mes Amis" table:style-name="ta12" table:print="false"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Mes Ami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9">
            <text:p>9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7">
          <table:table-cell table:style-name="ce10" office:value-type="string">
            <text:p>Description</text:p>
          </table:table-cell>
          <table:table-cell table:style-name="ce2" office:value-type="string">
            <text:p>P3D</text:p>
          </table:table-cell>
          <table:table-cell table:style-name="ce2" office:value-type="string">
            <text:p>Each people find a friend in the population. The algorithm show the link between them. The population move like the heart</text:p>
          </table:table-cell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15" office:value-type="string">
            <text:p>sound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5" office:value-type="string">
            <text:p>Sound beat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how the line connection between the friends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riangle connec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4"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quantity of popula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5" office:value-type="string">
            <text:p>speed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minimum size of the contrac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5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5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0_2_Ligne" table:style-name="ta13" table:print="false">
        <table:table-column table:style-name="co25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Line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0">
            <text:p>10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Follow the lin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Tempo (not a button)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4"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lin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table:style-name="ce4"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top the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4"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1_2_Damier" table:style-name="ta14" table:print="false">
        <table:table-column table:style-name="co26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Damier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1">
            <text:p>1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Nothing to say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3</text:p>
          </table:table-cell>
          <table:table-cell table:style-name="ce4"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5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5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2_2_Rideau" table:style-name="ta15" table:print="false">
        <table:table-column table:style-name="co14" table:default-cell-style-name="ce4"/>
        <table:table-column table:style-name="co7" table:default-cell-style-name="ce5"/>
        <table:table-column table:style-name="co15" table:default-cell-style-name="ce5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Rideau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2">
            <text:p>12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Shape move like a curtain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 table:number-columns-repeated="1021"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 table:number-columns-repeated="1021"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 table:number-columns-repeated="1021"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 table:number-columns-repeated="1021"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 table:number-columns-repeated="1021"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 table:number-columns-repeated="1021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 table:number-columns-repeated="1021"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 table:number-columns-repeated="1021"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</text:p>
          </table:table-cell>
          <table:table-cell table:number-columns-repeated="1021"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change the depth</text:p>
          </table:table-cell>
          <table:table-cell table:number-columns-repeated="1021"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Direction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direction 0-360 degre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Lif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life of the curtain shapes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 table:number-columns-repeated="1021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 table:number-columns-repeated="1021"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 table:number-columns-repeated="1021"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 table:number-columns-repeated="1021"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dd particule</text:p>
          </table:table-cell>
          <table:table-cell table:number-columns-repeated="1021"/>
        </table:table-row>
        <table:table-row table:style-name="ro1">
          <table:table-cell office:value-type="string">
            <text:p>h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lignemen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</table:table>
      <table:table table:name="13_2_Boxolyzer" table:style-name="ta16" table:print="false">
        <table:table-column table:style-name="co27" table:default-cell-style-name="ce4"/>
        <table:table-column table:style-name="co28" table:default-cell-style-name="ce5"/>
        <table:table-column table:style-name="co29" table:default-cell-style-name="ce5"/>
        <table:table-column table:style-name="co5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Boxolyzer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3">
            <text:p>1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Box follow the sound Spectrum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he box size is calcute on the spectrum band</text:p>
          </table:table-cell>
          <table:table-cell table:style-name="ce4"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hue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lassic spectrum in lin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ircle spectrum</text:p>
          </table:table-cell>
          <table:table-cell/>
        </table:table-row>
        <table:table-row table:style-name="ro1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quantity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 / no</text:p>
          </table:table-cell>
          <table:table-cell table:style-name="ce4" office:value-type="string">
            <text:p>Change the radius of the circle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speed of the groupe of Éclat around the axe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boxes displayed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5"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change the amplitude of the sound reactivity like a zoom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direction for the each box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 table:style-name="ce4"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 table:style-name="ce5"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1">
          <table:table-cell/>
          <table:table-cell table:style-name="ce4" table:number-columns-repeated="3"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 table:style-name="ce4"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lignement</text:p>
          </table:table-cell>
          <table:table-cell/>
        </table:table-row>
        <table:table-row table:style-name="ro1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 : work with action button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orientation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4_2_Webcam" table:style-name="ta17" table:print="false">
        <table:table-column table:style-name="co30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Webcam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4">
            <text:p>14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2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Simple description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pixel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pixel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 color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 monochrome</text:p>
          </table:table-cell>
          <table:table-cell/>
        </table:table-row>
        <table:table-row table:style-name="ro1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oints color</text:p>
          </table:table-cell>
          <table:table-cell/>
        </table:table-row>
        <table:table-row table:style-name="ro1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oints monochrome</text:p>
          </table:table-cell>
          <table:table-cell/>
        </table:table-row>
        <table:table-row table:style-name="ro1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color</text:p>
          </table:table-cell>
          <table:table-cell/>
        </table:table-row>
        <table:table-row table:style-name="ro1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monochrome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ixel</text:p>
          </table:table-cell>
          <table:table-cell/>
        </table:table-row>
        <table:table-row table:style-name="ro1">
          <table:table-cell table:style-name="ce4" office:value-type="string">
            <text:p>Height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height of the pixel</text:p>
          </table:table-cell>
          <table:table-cell/>
        </table:table-row>
        <table:table-row table:style-name="ro1">
          <table:table-cell table:style-name="ce4" office:value-type="string">
            <text:p>Depth</text:p>
          </table:table-cell>
          <table:table-cell table:style-name="ce4" office:value-type="string">
            <text:p>Yes 5 / 6</text:p>
          </table:table-cell>
          <table:table-cell table:style-name="ce4" office:value-type="string">
            <text:p>change the depth of the pixel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the pixel on the widt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the pixel on the heigh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table:style-name="ce4" office:value-type="string">
            <text:p>h </text:p>
          </table:table-cell>
          <table:table-cell table:style-name="ce4" office:value-type="string">
            <text:p>Yes 5 / 6</text:p>
          </table:table-cell>
          <table:table-cell table:style-name="ce4" office:value-type="string">
            <text:p>alignement ground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5_2_Galaxie" table:style-name="ta18" table:print="false">
        <table:table-column table:style-name="co31" table:default-cell-style-name="ce4"/>
        <table:table-column table:style-name="co7" table:default-cell-style-name="ce4"/>
        <table:table-column table:style-name="co18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Galaxi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5">
            <text:p>15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the srar turn arount the galaxy heart !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point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1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1, 2, 3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yes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5" office:value-type="string">
            <text:p>Quantit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yes</text:p>
          </table:table-cell>
          <table:table-cell office:value-type="string">
            <text:p>change the attraction force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yes</text:p>
          </table:table-cell>
          <table:table-cell office:value-type="string">
            <text:p>new distribution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yes</text:p>
          </table:table-cell>
          <table:table-cell office:value-type="string">
            <text:p>new distribu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ace + mouse</text:p>
          </table:table-cell>
          <table:table-cell office:value-type="string">
            <text:p>yes</text:p>
          </table:table-cell>
          <table:table-cell office:value-type="string">
            <text:p>change the center of rota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stop the attraction, and slow down the speed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yes</text:p>
          </table:table-cell>
          <table:table-cell office:value-type="string">
            <text:p>show the canvas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yes</text:p>
          </table:table-cell>
          <table:table-cell office:value-type="string">
            <text:p>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5"/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18" office:value-type="string">
            <text:p>UP</text:p>
          </table:table-cell>
          <table:table-cell office:value-type="string">
            <text:p>yes</text:p>
          </table:table-cell>
          <table:table-cell office:value-type="string">
            <text:p>new horizontale distribution</text:p>
          </table:table-cell>
          <table:table-cell/>
        </table:table-row>
        <table:table-row table:style-name="ro1">
          <table:table-cell table:style-name="ce18" office:value-type="string">
            <text:p>DOWN</text:p>
          </table:table-cell>
          <table:table-cell office:value-type="string">
            <text:p>yes</text:p>
          </table:table-cell>
          <table:table-cell office:value-type="string">
            <text:p>new horizontale distribution</text:p>
          </table:table-cell>
          <table:table-cell/>
        </table:table-row>
        <table:table-row table:style-name="ro1">
          <table:table-cell table:style-name="ce18" office:value-type="string">
            <text:p>LEFT</text:p>
          </table:table-cell>
          <table:table-cell office:value-type="string">
            <text:p>yes</text:p>
          </table:table-cell>
          <table:table-cell office:value-type="string">
            <text:p>new verticale distribution</text:p>
          </table:table-cell>
          <table:table-cell/>
        </table:table-row>
        <table:table-row table:style-name="ro1">
          <table:table-cell table:style-name="ce18" office:value-type="string">
            <text:p>RIGHT</text:p>
          </table:table-cell>
          <table:table-cell office:value-type="string">
            <text:p>yes</text:p>
          </table:table-cell>
          <table:table-cell office:value-type="string">
            <text:p>new verticale distribu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yes</text:p>
          </table:table-cell>
          <table:table-cell office:value-type="string">
            <text:p>change the speed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yes</text:p>
          </table:table-cell>
          <table:table-cell office:value-type="string">
            <text:p>change the attraction force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16_Escargot" table:style-name="ta19" table:print="false">
        <office:forms form:automatic-focus="false" form:apply-design-mode="false"/>
        <table:table-column table:style-name="co32" table:default-cell-style-name="ce4"/>
        <table:table-column table:style-name="co7" table:default-cell-style-name="ce4"/>
        <table:table-column table:style-name="co33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Escargot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6">
            <text:p>16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Picture Analyze and different displaying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raw display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analyze display</text:p>
          </table:table-cell>
          <table:table-cell table:style-name="ce5"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point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yes</text:p>
          </table:table-cell>
          <table:table-cell office:value-type="string">
            <text:p>box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yes</text:p>
          </table:table-cell>
          <table:table-cell office:value-type="string">
            <text:p>cross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yes</text:p>
          </table:table-cell>
          <table:table-cell office:value-type="string">
            <text:p>import shape, the base is a star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yes</text:p>
          </table:table-cell>
          <table:table-cell office:value-type="string">
            <text:p>Vitraux ( stained window ), <text:span text:style-name="T1">if there is too much point Romanesco Freeze</text:span>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3 4 5 6 7 8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3 4 5 6 7 8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Yes 3 4 5 6 7 8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5" office:value-type="string">
            <text:p>Quantit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Yes 3 4 5 6 7 8 9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 2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Yes 2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Yes 6</text:p>
          </table:table-cell>
          <table:table-cell office:value-type="string">
            <text:p>alignement for <text:s/>the box mode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 3 4 5 6 7 8 9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Yes 2 3 4 5 6 7 8 9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yes</text:p>
          </table:table-cell>
          <table:table-cell office:value-type="string">
            <text:p>Switch the size between the max and the original size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17_Hexagon_Amnon_Owed" table:style-name="ta30" table:print="false">
        <office:forms form:automatic-focus="false" form:apply-design-mode="false"/>
        <table:table-column table:style-name="co45" table:default-cell-style-name="ce5"/>
        <table:table-column table:style-name="co46" table:default-cell-style-name="ce5"/>
        <table:table-column table:style-name="co47" table:default-cell-style-name="ce5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Hexagone</text:p>
          </table:table-cell>
          <table:table-cell table:style-name="ce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Amnon Owed</text:p>
          </table:table-cell>
          <table:table-cell table:style-name="ce2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7">
            <text:p>17</text:p>
          </table:table-cell>
          <table:table-cell table:style-name="ce2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The house of automabee</text:p>
          </table:table-cell>
          <table:table-cell table:style-name="ce2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</table:table-row>
        <table:table-row table:style-name="ro1">
          <table:table-cell table:style-name="Default"/>
          <table:table-cell table:style-name="ce4"/>
          <table:table-cell table:style-name="Default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</table:table-row>
        <table:table-row table:style-name="ro1">
          <table:table-cell office:value-type="string">
            <text:p>Mode 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world of the object</text:p>
          </table:table-cell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table:number-columns-repeated="3"/>
        </table:table-row>
        <table:table-row table:style-name="ro6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</table:table-row>
        <table:table-row table:style-name="ro1">
          <table:table-cell table:style-name="ce8" table:number-columns-repeated="3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</table:table-row>
        <table:table-row table:style-name="ro6">
          <table:table-cell table:style-name="ce4" office:value-type="string">
            <text:p>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color palette</text:p>
          </table:table-cell>
        </table:table-row>
        <table:table-row table:style-name="ro1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/>
          <table:table-cell table:number-columns-repeated="2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</table:table>
      <table:table table:name="18_3_Lettre" table:style-name="ta21" table:print="false">
        <table:table-column table:style-name="co37" table:default-cell-style-name="ce4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Letter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8">
            <text:p>18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Anarchy in the Word, move on XYZ and turn around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office:value-type="string">
            <text:p>typograph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vibration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vibration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peed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how the line letter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how the point letter</text:p>
          </table:table-cell>
          <table:table-cell/>
        </table:table-row>
        <table:table-row table:style-name="ro1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5"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table:style-name="ce5"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table:style-name="ce5"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table:style-name="ce5"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letter</text:p>
          </table:table-cell>
          <table:table-cell/>
        </table:table-row>
        <table:table-row table:style-name="ro1">
          <table:table-cell table:style-name="ce5"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vibration of points letter on the X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vibration of points letter on the Y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vibration of points letter on the Z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quantity of satellite who turn around the axe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new axe for the letters rotation, change the direction of rotation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, generally use with picture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9_3_Clock" table:style-name="ta22" table:print="false">
        <table:table-column table:style-name="co38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Clock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9">
            <text:p>19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Give the time, minutes or second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19" office:value-type="string">
            <text:p>Ellipse 12 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18" office:value-type="string">
            <text:p>Ellipse 4</text:p>
          </table:table-cell>
          <table:table-cell/>
        </table:table-row>
        <table:table-row table:style-name="ro1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ine 12</text:p>
          </table:table-cell>
          <table:table-cell/>
        </table:table-row>
        <table:table-row table:style-name="ro1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ine 24</text:p>
          </table:table-cell>
          <table:table-cell/>
        </table:table-row>
        <table:table-row table:style-name="ro1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inutes</text:p>
          </table:table-cell>
          <table:table-cell/>
        </table:table-row>
        <table:table-row table:style-name="ro1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econdes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0_3_RSS" table:style-name="ta23" table:print="false">
        <table:table-column table:style-name="co39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RSS flux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20">
            <text:p>20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Display flux RSS from differents flux, here it's french newspaper : Libération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aragrap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paragraphh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1_3_Karaoké" table:style-name="ta24" table:print="false">
        <table:table-column table:style-name="co40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Karaok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20">
            <text:p>20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Display text from your folder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aragrap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paragraphh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18" office:value-type="string">
            <text:p>UP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paragraph</text:p>
          </table:table-cell>
          <table:table-cell/>
        </table:table-row>
        <table:table-row table:style-name="ro1">
          <table:table-cell table:style-name="ce18" office:value-type="string">
            <text:p>DOWN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paragraph</text:p>
          </table:table-cell>
          <table:table-cell/>
        </table:table-row>
        <table:table-row table:style-name="ro1">
          <table:table-cell table:style-name="ce18" office:value-type="string">
            <text:p>LEFT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entence</text:p>
          </table:table-cell>
          <table:table-cell/>
        </table:table-row>
        <table:table-row table:style-name="ro1">
          <table:table-cell table:style-name="ce18" office:value-type="string">
            <text:p>RIGHT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entence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5_T_Twiter" table:style-name="ta25" table:print="false">
        <table:table-column table:style-name="co41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Twitto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out of number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string">
            <text:p>1.1 don't wor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Receive tweet but don't work on this release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4">09/04/2014</text:date>, <text:time>16:3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del" style:display-name="PageStyle_Mode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lobal" style:display-name="PageStyle_Glob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_5f_1_5f_Les_20_Vieux" style:display-name="PageStyle_1_1_Les Vieux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_5f_1_5f_The_20_Abyss" style:display-name="PageStyle_2_1_The Abys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3_5f_1_5f_Atome" style:display-name="PageStyle_3_1_Atom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4_5f_1_5f_spray" style:display-name="PageStyle_4_1_spra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5_5f_1_5f_Spiral" style:display-name="PageStyle_5_1_Spir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6_5f_1_5f_Arbre" style:display-name="PageStyle_6_1_Arbr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7_5f_1_5f_Soleil" style:display-name="PageStyle_7_1_Solei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8_5f_1_5f_Balise" style:display-name="PageStyle_8_1_Balis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9_5f_1_5f_Mes_20_Amis" style:display-name="PageStyle_9_1_Mes Ami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0_5f_2_5f_Ligne" style:display-name="PageStyle_10_2_Lign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1_5f_2_5f_Damier" style:display-name="PageStyle_11_2_Dami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2_5f_2_5f_Rideau" style:display-name="PageStyle_12_2_Rideau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3_5f_2_5f_Boxolyzer" style:display-name="PageStyle_13_2_Boxolyz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4_5f_2_5f_Webcam" style:display-name="PageStyle_14_2_Webcam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5_5f_2_5f_Galaxie" style:display-name="PageStyle_15_2_Galax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6_5f_Escargot" style:display-name="PageStyle_16_Escarg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7_5f_Hexagon_5f_Amnon_5f_Owed" style:display-name="PageStyle_17_Hexagon_Amnon_Owed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8_5f_3_5f_Lettre" style:display-name="PageStyle_18_3_Lettr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9_5f_3_5f_Clock" style:display-name="PageStyle_19_3_Cloc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0_5f_3_5f_RSS" style:display-name="PageStyle_20_3_RS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1_5f_3_5f_Karaoké" style:display-name="PageStyle_21_3_Karaoké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5_5f_T_5f_Twiter" style:display-name="PageStyle_5_T_Twit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nislas Marçais</meta:initial-creator>
    <meta:creation-date>2013-09-09T13:49:13</meta:creation-date>
    <dc:creator>Stanislas Marçais</dc:creator>
    <dc:date>2014-09-04T16:36:27</dc:date>
    <meta:editing-cycles>118</meta:editing-cycles>
    <meta:editing-duration>P8DT31M26S</meta:editing-duration>
    <meta:generator>OpenOffice.org/3.4.1$Unix OpenOffice.org_project/341m1$Build-9593</meta:generator>
    <meta:document-statistic meta:table-count="25" meta:cell-count="6768" meta:object-count="0"/>
  </office:meta>
</office:document-meta>
</file>